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a6a" officeooo:paragraph-rsid="001aca6a"/>
    </style:style>
    <style:style style:name="T1" style:family="text">
      <style:text-properties officeooo:rsid="001b6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 <text:span text:style-name="T1">modifica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4:46:39.047768980</meta:creation-date>
    <dc:date>2022-10-09T16:45:55.564243348</dc:date>
    <meta:editing-duration>PT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